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paragraph-properties fo:margin-left="0.238cm" fo:margin-right="0cm" fo:margin-top="0cm" fo:margin-bottom="0cm" loext:contextual-spacing="false" fo:text-indent="0cm" style:auto-text-indent="false"/>
    </style:style>
    <style:style style:name="P8" style:family="paragraph" style:parent-style-name="Text_20_body">
      <style:paragraph-properties fo:margin-top="0cm" fo:margin-bottom="0.318cm" loext:contextual-spacing="false" fo:widows="0"/>
    </style:style>
    <style:style style:name="T1" style:family="text">
      <style:text-properties fo:color="#ffffff" fo:font-size="10.5pt" fo:letter-spacing="normal" fo:background-color="#1e99e6" loext:char-shading-value="0" loext:padding="0cm" loext:border="none"/>
    </style:style>
    <style:style style:name="T2" style:family="text">
      <style:text-properties loext:padding="0cm" loext:border="none"/>
    </style:style>
    <style:style style:name="T3" style:family="text">
      <style:text-properties fo:text-transform="uppercase" fo:color="#111111" style:text-line-through-style="none" style:text-line-through-type="none" fo:font-size="9pt" fo:letter-spacing="0.053cm" style:text-underline-style="none" style:text-blinking="false" fo:background-color="#1dc6ec" loext:char-shading-value="0" loext:padding="0cm" loext:border="none"/>
    </style:style>
    <style:style style:name="T4" style:family="text">
      <style:text-properties fo:color="#444444" style:text-line-through-style="none" style:text-line-through-type="none" style:text-underline-style="none" style:text-blinking="false" fo:background-color="#1dc6ec" loext:char-shading-value="0" loext:padding="0cm" loext:border="none"/>
    </style:style>
    <style:style style:name="T5" style:family="text">
      <style:text-properties fo:color="#111111" style:text-line-through-style="none" style:text-line-through-type="none" fo:font-size="13.5pt" style:text-underline-style="none" style:text-blinking="false" fo:background-color="#1dc6ec" loext:char-shading-value="0"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derstanding and Working with Files in Laravel</text:h>
      <text:p text:style-name="P7"><text:a xlink:type="simple" xlink:href="https://scotch.io/@kayandra" text:style-name="Internet_20_link" text:visited-style-name="Visited_20_Internet_20_Link">Samuel Oloruntoba </text:a></text:p>
      <text:p text:style-name="P7"><text:a xlink:type="simple" xlink:href="https://twitter.com/KayandraJT" text:style-name="Internet_20_link" text:visited-style-name="Visited_20_Internet_20_Link"><text:span text:style-name="T1">@KayandraJT </text:span></text:a></text:p>
      <text:p text:style-name="P4"><text:a xlink:type="simple" xlink:href="https://scotch.io/tutorials/understanding-and-working-with-files-in-laravel#comments" text:style-name="Internet_20_link" text:visited-style-name="Visited_20_Internet_20_Link">29 Comments</text:a> 143.107 Views </text:p>
      <text:section text:style-name="Sect1" text:name="react-bookmark">
        <text:p text:style-name="P4"/>
      </text:section>
      <text:section text:style-name="Sect1" text:name="Seção1">
        <text:p text:style-name="P4"><text:bookmark text:name="react-bookmark"/>Bookmark</text:p>
      </text:section>
      <text:p text:style-name="Text_20_body">File uploads is one the most commonly used features on the web. From uploading avatars to family pictures to sending documents via email, we can't do without files on the web. </text:p>
      <text:p text:style-name="Text_20_body">In today’s article will cover all the ways to handle files in Laravel. If you are new to Laravel, browse <text:a xlink:type="simple" xlink:href="https://scotch.io/courses" text:style-name="Internet_20_link" text:visited-style-name="Visited_20_Internet_20_Link">the courses</text:a> or navigate to the <text:a xlink:type="simple" xlink:href="https://scotch.io/tutorials" text:style-name="Internet_20_link" text:visited-style-name="Visited_20_Internet_20_Link">tutorials section</text:a>. After reading the article, If we left something out please let us know in the comments and we’ll update the post accordingly.</text:p>
      <text:p text:style-name="Text_20_body">Handling of files is another thing Laravel has simplified in its ecosystem. Before we get started, we’ll need a few things. First, a Laravel project. There are a few ways to <text:a xlink:type="simple" xlink:href="https://laravel.com/docs/master/installation" text:style-name="Internet_20_link" text:visited-style-name="Visited_20_Internet_20_Link">create a new Laravel project</text:a>, but let's stick to composer for now.</text:p>
      <text:h text:style-name="Heading_20_3" text:outline-level="3">Table of Contents</text:h>
      <text:list xml:id="list3802070165" text:style-name="L1">
        <text:list-item>
          <text:p text:style-name="P5"><text:a xlink:type="simple" xlink:href="https://scotch.io/tutorials/understanding-and-working-with-files-in-laravel#toc-understanding-how-laravel-handles-files" text:style-name="Internet_20_link" text:visited-style-name="Visited_20_Internet_20_Link">Understanding How Laravel Handles Files </text:a></text:p>
        </text:list-item>
        <text:list-item>
          <text:p text:style-name="P5"><text:a xlink:type="simple" xlink:href="https://scotch.io/tutorials/understanding-and-working-with-files-in-laravel#toc-file-uploads-in-laravel" text:style-name="Internet_20_link" text:visited-style-name="Visited_20_Internet_20_Link">File Uploads in Laravel </text:a></text:p>
        </text:list-item>
        <text:list-item>
          <text:p text:style-name="P5"><text:a xlink:type="simple" xlink:href="https://scotch.io/tutorials/understanding-and-working-with-files-in-laravel#toc-difference-between-local-and-public-disks" text:style-name="Internet_20_link" text:visited-style-name="Visited_20_Internet_20_Link">Difference Between Local and Public Disks </text:a></text:p>
        </text:list-item>
        <text:list-item>
          <text:p text:style-name="P5"><text:a xlink:type="simple" xlink:href="https://scotch.io/tutorials/understanding-and-working-with-files-in-laravel#toc-uploading-multiple-files" text:style-name="Internet_20_link" text:visited-style-name="Visited_20_Internet_20_Link">Uploading Multiple Files </text:a></text:p>
        </text:list-item>
        <text:list-item>
          <text:p text:style-name="P5"><text:a xlink:type="simple" xlink:href="https://scotch.io/tutorials/understanding-and-working-with-files-in-laravel#toc-validating-file-uploads" text:style-name="Internet_20_link" text:visited-style-name="Visited_20_Internet_20_Link">Validating File Uploads </text:a></text:p>
        </text:list-item>
        <text:list-item>
          <text:p text:style-name="P5"><text:a xlink:type="simple" xlink:href="https://scotch.io/tutorials/understanding-and-working-with-files-in-laravel#toc-moving-files-to-the-cloud" text:style-name="Internet_20_link" text:visited-style-name="Visited_20_Internet_20_Link">Moving Files to the Cloud </text:a></text:p>
        </text:list-item>
        <text:list-item>
          <text:p text:style-name="P5"><text:a xlink:type="simple" xlink:href="https://scotch.io/tutorials/understanding-and-working-with-files-in-laravel#toc-sending-files-as-email-attachments" text:style-name="Internet_20_link" text:visited-style-name="Visited_20_Internet_20_Link">Sending Files as Email Attachments </text:a></text:p>
        </text:list-item>
        <text:list-item>
          <text:p text:style-name="P5"><text:a xlink:type="simple" xlink:href="https://scotch.io/tutorials/understanding-and-working-with-files-in-laravel#toc-storage-facade-for-when-files-already-exist" text:style-name="Internet_20_link" text:visited-style-name="Visited_20_Internet_20_Link">Storage Facade for When Files Already Exist </text:a></text:p>
        </text:list-item>
        <text:list-item>
          <text:p text:style-name="P5"><text:a xlink:type="simple" xlink:href="https://scotch.io/tutorials/understanding-and-working-with-files-in-laravel#toc-manipulating-files" text:style-name="Internet_20_link" text:visited-style-name="Visited_20_Internet_20_Link">Manipulating files </text:a></text:p>
        </text:list-item>
        <text:list-item>
          <text:p text:style-name="P5"><text:a xlink:type="simple" xlink:href="https://scotch.io/tutorials/understanding-and-working-with-files-in-laravel#toc-don-t-forget-directories" text:style-name="Internet_20_link" text:visited-style-name="Visited_20_Internet_20_Link">Don’t forget directories </text:a></text:p>
        </text:list-item>
        <text:list-item>
          <text:p text:style-name="P2"><text:a xlink:type="simple" xlink:href="https://scotch.io/tutorials/understanding-and-working-with-files-in-laravel#toc-conclusion" text:style-name="Internet_20_link" text:visited-style-name="Visited_20_Internet_20_Link">Conclusion </text:a></text:p>
        </text:list-item>
      </text:list>
      <text:p text:style-name="P1"><text:span text:style-name="Source_20_Text">composer create-project --prefer-dist laravel/laravel files</text:span></text:p>
      <text:p text:style-name="Text_20_body">Where <text:span text:style-name="Source_20_Text">files</text:span> is the name of our project. After installing the app, we’ll need a few packages installed, so, let’s get them out of the way. You should note that these packages are only necessary if you intend to save images to Amazon’s s3 or manipulate images like cropping, filters etc.</text:p>
      <text:p text:style-name="P1"><text:span text:style-name="Source_20_Text">composer require league/flysystem-aws-s3-v3:~1.0 intervention/image:~2.4</text:span></text:p>
      <text:p text:style-name="Text_20_body">After installing the dependencies, the final one is <text:a xlink:type="simple" xlink:href="https://mailtrap.io/?utm_source=scotch-io&amp;utm_medium=referral&amp;utm_campaign=understanding-working-files-Laravel&amp;utm_content=main" text:style-name="Internet_20_link" text:visited-style-name="Visited_20_Internet_20_Link">Mailtrap</text:a>. Mailtrap is a fake SMTP server for development teams to test, view and share emails sent from the development and staging environments without spamming real customers. So head over to <text:a xlink:type="simple" xlink:href="https://mailtrap.io/?utm_source=scotch-io&amp;utm_medium=referral&amp;utm_campaign=understanding-working-files-Laravel&amp;utm_content=main" text:style-name="Internet_20_link" text:visited-style-name="Visited_20_Internet_20_Link">Mailtrap</text:a> and create a new inbox for testing.</text:p>
      <text:p text:style-name="Text_20_body">Then, in <text:span text:style-name="Source_20_Text">welcome.blade.php</text:span> update the head tag to:</text:p>
      <text:p text:style-name="Preformatted_20_Text"><text:span text:style-name="Source_20_Text">&lt;meta charset="utf-8"&gt;</text:span></text:p>
      <text:p text:style-name="Preformatted_20_Text"><text:soft-page-break/><text:span text:style-name="Source_20_Text">&lt;meta http-equiv="X-UA-Compatible" content="IE=edge"&gt;</text:span></text:p>
      <text:p text:style-name="Preformatted_20_Text"><text:span text:style-name="Source_20_Text">&lt;meta name="viewport" content="width=device-width, initial-scale=1"&gt;</text:span></text:p>
      <text:p text:style-name="Preformatted_20_Text"><text:span text:style-name="Source_20_Text">&lt;title&gt;File uploads&lt;/title&gt;</text:span></text:p>
      <text:p text:style-name="Preformatted_20_Text"><text:span text:style-name="Source_20_Text">&lt;style&gt;</text:span></text:p>
      <text:p text:style-name="Preformatted_20_Text"><text:span text:style-name="Source_20_Text"><text:s text:c="2"/>* {</text:span></text:p>
      <text:p text:style-name="Preformatted_20_Text"><text:span text:style-name="Source_20_Text"><text:s text:c="4"/>font-family: -apple-system, BlinkMacSystemFont, "Segoe UI", Roboto,</text:span></text:p>
      <text:p text:style-name="Preformatted_20_Text"><text:span text:style-name="Source_20_Text"><text:s text:c="8"/>"Helvetica Neue", Arial, sans-serif, "Apple Color Emoji",</text:span></text:p>
      <text:p text:style-name="Preformatted_20_Text"><text:span text:style-name="Source_20_Text"><text:s text:c="8"/>"Segoe UI Emoji", "Segoe UI Symbol";</text:span></text:p>
      <text:p text:style-name="Preformatted_20_Text"><text:span text:style-name="Source_20_Text"><text:s text:c="2"/>}</text:span></text:p>
      <text:p text:style-name="P1"><text:span text:style-name="Source_20_Text">&lt;/style&gt;</text:span></text:p>
      <text:p text:style-name="Text_20_body">Modify the body contents to:</text:p>
      <text:p text:style-name="Preformatted_20_Text"><text:span text:style-name="Source_20_Text">&lt;form action="/process" enctype="multipart/form-data" method="POST"&gt;</text:span></text:p>
      <text:p text:style-name="Preformatted_20_Text"><text:span text:style-name="Source_20_Text"><text:s text:c="4"/>&lt;p&gt;</text:span></text:p>
      <text:p text:style-name="Preformatted_20_Text"><text:span text:style-name="Source_20_Text"><text:s text:c="8"/>&lt;label for="photo"&gt;</text:span></text:p>
      <text:p text:style-name="Preformatted_20_Text"><text:span text:style-name="Source_20_Text"><text:s text:c="12"/>&lt;input type="file" name="photo" id="photo"&gt;</text:span></text:p>
      <text:p text:style-name="Preformatted_20_Text"><text:span text:style-name="Source_20_Text"><text:s text:c="8"/>&lt;/label&gt;</text:span></text:p>
      <text:p text:style-name="Preformatted_20_Text"><text:span text:style-name="Source_20_Text"><text:s text:c="4"/>&lt;/p&gt;</text:span></text:p>
      <text:p text:style-name="Preformatted_20_Text"><text:span text:style-name="Source_20_Text"><text:s text:c="4"/>&lt;button&gt;Upload&lt;/button&gt;</text:span></text:p>
      <text:p text:style-name="Preformatted_20_Text"><text:span text:style-name="Source_20_Text"><text:s text:c="4"/>{{ csrf_field() }}</text:span></text:p>
      <text:p text:style-name="P1"><text:span text:style-name="Source_20_Text">&lt;/form&gt;</text:span></text:p>
      <text:p text:style-name="Text_20_body">For the file upload form, the <text:span text:style-name="Source_20_Text">enctype="multipart/form-data"</text:span> and <text:span text:style-name="Source_20_Text">method="POST"</text:span> are extremely important as the browser will know how to properly format the request. <text:span text:style-name="Source_20_Text">{{ csrf_field() }}</text:span> is Laravel specific and will generate a hidden input field with a token that Laravel can use to verify the form submission is legit.</text:p>
      <text:p text:style-name="Text_20_body">If the CSRF token does not exist on the page, Laravel will show “The page has expired due to inactivity” page.</text:p>
      <text:p text:style-name="P8"><text:a xlink:type="simple" xlink:href="https://beginnertailwind.com/" text:style-name="Internet_20_link" text:visited-style-name="Visited_20_Internet_20_Link"><text:span text:style-name="T3">BeginnerTailwind.com</text:span></text:a><text:a xlink:type="simple" xlink:href="https://beginnertailwind.com/" text:style-name="Internet_20_link" text:visited-style-name="Visited_20_Internet_20_Link"><text:span text:style-name="T4"> </text:span></text:a><text:a xlink:type="simple" xlink:href="https://beginnertailwind.com/" text:style-name="Internet_20_link" text:visited-style-name="Visited_20_Internet_20_Link"><text:span text:style-name="T5">Learn Tailwind CSS from Scratch</text:span></text:a><text:a xlink:type="simple" xlink:href="https://beginnertailwind.com/" text:style-name="Internet_20_link" text:visited-style-name="Visited_20_Internet_20_Link"><text:span text:style-name="T4"> </text:span></text:a></text:p>
      <text:p text:style-name="Text_20_body">Now that we have our dependencies out of the way, let's get started.</text:p>
      <text:h text:style-name="Heading_20_2" text:outline-level="2"><text:bookmark text:name="toc-understanding-how-laravel-handles-files"/><text:a xlink:type="simple" xlink:href="https://scotch.io/tutorials/understanding-and-working-with-files-in-laravel#toc-understanding-how-laravel-handles-files" text:style-name="Internet_20_link" text:visited-style-name="Visited_20_Internet_20_Link">Understanding How Laravel Handles Files</text:a> </text:h>
      <text:p text:style-name="Text_20_body">Development as we know it in 2018 is growing fast, and in most cases there are many solutions to one problem. Take file hosting for example, now we have so many options to store files, the sheer number of solutions ranging from self hosted to FTP to cloud storage to <text:a xlink:type="simple" xlink:href="https://en.wikipedia.org/wiki/Google_File_System" text:style-name="Internet_20_link" text:visited-style-name="Visited_20_Internet_20_Link">GFS</text:a> and many others. </text:p>
      <text:p text:style-name="Text_20_body">Since Laravel is framework that encourages <text:a xlink:type="simple" xlink:href="https://laravel.com/docs/5.5/container" text:style-name="Internet_20_link" text:visited-style-name="Visited_20_Internet_20_Link">flexibility</text:a>, it has a native way to handle the many file structures. Be it local, Amazon's s3, Google's Cloud, Laravel has you covered.</text:p>
      <text:p text:style-name="Text_20_body">Laravel's solution to this problem is to call them disks. Makes sense, any file storage system you can think of can be labeled as a disk in Laravel. To this regard, Laravel comes with native support for some providers (disks). We have: local, public, s3, rackspace, FTP etc. All this is possible because of <text:a xlink:type="simple" xlink:href="https://flysystem.thephpleague.com/" text:style-name="Internet_20_link" text:visited-style-name="Visited_20_Internet_20_Link">Flysystem</text:a>.</text:p>
      <text:p text:style-name="Text_20_body">If you open <text:span text:style-name="Source_20_Text">config/filesystems.php</text:span> you’ll see the available disks and their respected configuration.</text:p>
      <text:h text:style-name="Heading_20_2" text:outline-level="2"><text:bookmark text:name="toc-file-uploads-in-laravel"/><text:soft-page-break/><text:a xlink:type="simple" xlink:href="https://scotch.io/tutorials/understanding-and-working-with-files-in-laravel#toc-file-uploads-in-laravel" text:style-name="Internet_20_link" text:visited-style-name="Visited_20_Internet_20_Link">File Uploads in Laravel</text:a> </text:h>
      <text:p text:style-name="Text_20_body">From the introduction section above, we have a form with a file input ready to be processed. We can see that the form is pointed to /process. In routes/web.php, we define a new POST /process route.</text:p>
      <text:p text:style-name="Preformatted_20_Text"><text:span text:style-name="Source_20_Text">use Illuminate\Http\Request;</text:span></text:p>
      <text:p text:style-name="Preformatted_20_Text"/>
      <text:p text:style-name="Preformatted_20_Text"><text:span text:style-name="Source_20_Text">Route::post('process', function (Request $request) {</text:span></text:p>
      <text:p text:style-name="Preformatted_20_Text"><text:span text:style-name="Source_20_Text"><text:s text:c="4"/>$path = $request-&gt;file('photo')-&gt;store('photos');</text:span></text:p>
      <text:p text:style-name="Preformatted_20_Text"/>
      <text:p text:style-name="Preformatted_20_Text"><text:span text:style-name="Source_20_Text"><text:s text:c="4"/>dd($path);</text:span></text:p>
      <text:p text:style-name="P1"><text:span text:style-name="Source_20_Text">});</text:span></text:p>
      <text:p text:style-name="Text_20_body">What the above code does is grab the photo field from the request and save it to the photos folder. dd() is a Laravel function that kills the running script and dumps the argument to the page. For me, the file was saved to "photos/3hcX8yrOs2NYhpadt4Eacq4TFtpVYUCw6VTRJhfn.png". To find this file on the file system, navigate to storage/app and you’ll find the uploaded file.</text:p>
      <text:p text:style-name="Text_20_body">If you don't like the default naming pattern provided by Laravel, you can provide yours using the storeAs method.</text:p>
      <text:p text:style-name="Preformatted_20_Text"><text:span text:style-name="Source_20_Text">Route::post('process', function (Request $request) {</text:span></text:p>
      <text:p text:style-name="Preformatted_20_Text"><text:span text:style-name="Source_20_Text"><text:s text:c="4"/>// cache the file</text:span></text:p>
      <text:p text:style-name="Preformatted_20_Text"><text:span text:style-name="Source_20_Text"><text:s text:c="4"/>$file = $request-&gt;file('photo');</text:span></text:p>
      <text:p text:style-name="Preformatted_20_Text"/>
      <text:p text:style-name="Preformatted_20_Text"><text:span text:style-name="Source_20_Text"><text:s text:c="4"/>// generate a new filename. getClientOriginalExtension() for the file extension</text:span></text:p>
      <text:p text:style-name="Preformatted_20_Text"><text:span text:style-name="Source_20_Text"><text:s text:c="4"/>$filename = 'profile-photo-' . time() . '.' . $file-&gt;getClientOriginalExtension();</text:span></text:p>
      <text:p text:style-name="Preformatted_20_Text"/>
      <text:p text:style-name="Preformatted_20_Text"><text:span text:style-name="Source_20_Text"><text:s text:c="4"/>// save to storage/app/photos as the new $filename</text:span></text:p>
      <text:p text:style-name="Preformatted_20_Text"><text:span text:style-name="Source_20_Text"><text:s text:c="4"/>$path = $file-&gt;storeAs('photos', $filename);</text:span></text:p>
      <text:p text:style-name="Preformatted_20_Text"/>
      <text:p text:style-name="Preformatted_20_Text"><text:span text:style-name="Source_20_Text"><text:s text:c="4"/>dd($path);</text:span></text:p>
      <text:p text:style-name="P1"><text:span text:style-name="Source_20_Text">});</text:span></text:p>
      <text:p text:style-name="Text_20_body">After running the above code, I got "photos/profile-photo-1517311378.png".</text:p>
      <text:h text:style-name="Heading_20_2" text:outline-level="2"><text:bookmark text:name="toc-difference-between-local-and-public-disks"/><text:a xlink:type="simple" xlink:href="https://scotch.io/tutorials/understanding-and-working-with-files-in-laravel#toc-difference-between-local-and-public-disks" text:style-name="Internet_20_link" text:visited-style-name="Visited_20_Internet_20_Link">Difference Between Local and Public Disks</text:a> </text:h>
      <text:p text:style-name="Text_20_body">In config/filesystems.php you can see the disks local and public defined. By default, Laravel uses the local disk configuration. The major difference between local and public disk is that local is private and cannot be accessed from the browser while public can be accessed from the browser.</text:p>
      <text:p text:style-name="Text_20_body">Since the public disk is in storage/app/public and Laravel's server root is in public you need to link storage/app/public to Laravel's public folder. We can do that with our trusty artisan by running php artisan storage:link.</text:p>
      <text:h text:style-name="Heading_20_2" text:outline-level="2"><text:bookmark text:name="toc-uploading-multiple-files"/><text:a xlink:type="simple" xlink:href="https://scotch.io/tutorials/understanding-and-working-with-files-in-laravel#toc-uploading-multiple-files" text:style-name="Internet_20_link" text:visited-style-name="Visited_20_Internet_20_Link">Uploading Multiple Files</text:a> </text:h>
      <text:p text:style-name="Text_20_body">Since Laravel doesn't provide a function to upload multiple files, we need to do that ourselves. It’s not much different from what we’ve been doing so far, we just need a loop. </text:p>
      <text:p text:style-name="Text_20_body">First, let’s update our file upload input to accept multiple files.</text:p>
      <text:p text:style-name="P1"><text:span text:style-name="Source_20_Text">&lt;input type="file" name="photos[]" id="photo" multiple&gt;</text:span></text:p>
      <text:p text:style-name="Text_20_body"><text:soft-page-break/>When we try to process this $request-&gt;file('photos'), it's now an array of UploadedFile instances so we need to loop through the array and save each file.</text:p>
      <text:p text:style-name="Preformatted_20_Text"><text:span text:style-name="Source_20_Text">Route::post('process', function (Request $request) {</text:span></text:p>
      <text:p text:style-name="Preformatted_20_Text"><text:span text:style-name="Source_20_Text"><text:s text:c="4"/>$photos = $request-&gt;file('photos');</text:span></text:p>
      <text:p text:style-name="Preformatted_20_Text"><text:span text:style-name="Source_20_Text"><text:s text:c="4"/>$paths <text:s/>= [];</text:span></text:p>
      <text:p text:style-name="Preformatted_20_Text"/>
      <text:p text:style-name="Preformatted_20_Text"><text:span text:style-name="Source_20_Text"><text:s text:c="4"/>foreach ($photos as $photo) {</text:span></text:p>
      <text:p text:style-name="Preformatted_20_Text"><text:span text:style-name="Source_20_Text"><text:s text:c="8"/>$extension = $photo-&gt;getClientOriginalExtension();</text:span></text:p>
      <text:p text:style-name="Preformatted_20_Text"><text:span text:style-name="Source_20_Text"><text:s text:c="8"/>$filename <text:s/>= 'profile-photo-' . time() . '.' . $extension;</text:span></text:p>
      <text:p text:style-name="Preformatted_20_Text"><text:span text:style-name="Source_20_Text"><text:s text:c="8"/>$paths[] <text:s text:c="2"/>= $photo-&gt;storeAs('photos', $filename);</text:span></text:p>
      <text:p text:style-name="Preformatted_20_Text"><text:span text:style-name="Source_20_Text"><text:s text:c="4"/>}</text:span></text:p>
      <text:p text:style-name="Preformatted_20_Text"/>
      <text:p text:style-name="Preformatted_20_Text"><text:span text:style-name="Source_20_Text"><text:s text:c="4"/>dd($paths);</text:span></text:p>
      <text:p text:style-name="P1"><text:span text:style-name="Source_20_Text">});</text:span></text:p>
      <text:p text:style-name="Text_20_body">After running this, I got the following array, since I uploaded a GIF and a PNG:</text:p>
      <text:p text:style-name="Preformatted_20_Text"><text:span text:style-name="Source_20_Text">array:2 [▼</text:span></text:p>
      <text:p text:style-name="Preformatted_20_Text"><text:span text:style-name="Source_20_Text"><text:s text:c="2"/>0 =&gt; "photos/profile-photo-1517315875.gif"</text:span></text:p>
      <text:p text:style-name="Preformatted_20_Text"><text:span text:style-name="Source_20_Text"><text:s text:c="2"/>1 =&gt; "photos/profile-photo-1517315875.png"</text:span></text:p>
      <text:p text:style-name="P1"><text:span text:style-name="Source_20_Text">]</text:span></text:p>
      <text:h text:style-name="Heading_20_2" text:outline-level="2"><text:bookmark text:name="toc-validating-file-uploads"/><text:a xlink:type="simple" xlink:href="https://scotch.io/tutorials/understanding-and-working-with-files-in-laravel#toc-validating-file-uploads" text:style-name="Internet_20_link" text:visited-style-name="Visited_20_Internet_20_Link">Validating File Uploads</text:a> </text:h>
      <text:p text:style-name="Text_20_body">Validation for file uploads is extremely important. Apart from preventing users from uploading the wrong file types, it’s also for security. Let me give an example regarding security. There's a PHP configuration option cgi.fix_pathinfo=1. What this does is when it encounters a file like <text:a xlink:type="simple" xlink:href="https://site.com/images/evil.jpg/nonexistent.php" text:style-name="Internet_20_link" text:visited-style-name="Visited_20_Internet_20_Link">https://site.com/images/evil.jpg/nonexistent.php</text:a>, PHP will assume nonexistent.php is a PHP file and it will try to run it. When it discovers that nonexistent.php doesn't exists, PHP will be like "I need to fix this ASAP" and try to execute evil.jpg (a PHP file disguised as a JPEG). Because evil.jpg wasn’t validated when it was uploaded, a hacker now has a script they can freely run live on your server… Not… good.</text:p>
      <text:p text:style-name="Text_20_body">To validate files in Laravel, there are so many ways, but let’s stick to controller validation.</text:p>
      <text:p text:style-name="Preformatted_20_Text"><text:span text:style-name="Source_20_Text">Route::post('process', function (Request $request) {</text:span></text:p>
      <text:p text:style-name="Preformatted_20_Text"><text:span text:style-name="Source_20_Text"><text:s text:c="4"/>// validate the uploaded file</text:span></text:p>
      <text:p text:style-name="Preformatted_20_Text"><text:span text:style-name="Source_20_Text"><text:s text:c="4"/>$validation = $request-&gt;validate([</text:span></text:p>
      <text:p text:style-name="Preformatted_20_Text"><text:span text:style-name="Source_20_Text"><text:s text:c="8"/>'photo' =&gt; 'required|file|image|mimes:jpeg,png,gif,webp|max:2048'</text:span></text:p>
      <text:p text:style-name="Preformatted_20_Text"><text:span text:style-name="Source_20_Text"><text:s text:c="8"/>// for multiple file uploads</text:span></text:p>
      <text:p text:style-name="Preformatted_20_Text"><text:span text:style-name="Source_20_Text"><text:s text:c="8"/>// 'photo.*' =&gt; 'required|file|image|mimes:jpeg,png,gif,webp|max:2048'</text:span></text:p>
      <text:p text:style-name="Preformatted_20_Text"><text:span text:style-name="Source_20_Text"><text:s text:c="4"/>]);</text:span></text:p>
      <text:p text:style-name="Preformatted_20_Text"><text:span text:style-name="Source_20_Text"><text:s text:c="4"/>$file <text:s text:c="5"/>= $validation['photo']; // get the validated file</text:span></text:p>
      <text:p text:style-name="Preformatted_20_Text"><text:span text:style-name="Source_20_Text"><text:s text:c="4"/>$extension = $file-&gt;getClientOriginalExtension();</text:span></text:p>
      <text:p text:style-name="Preformatted_20_Text"><text:span text:style-name="Source_20_Text"><text:s text:c="4"/>$filename <text:s/>= 'profile-photo-' . time() . '.' . $extension;</text:span></text:p>
      <text:p text:style-name="Preformatted_20_Text"><text:span text:style-name="Source_20_Text"><text:s text:c="4"/>$path <text:s text:c="5"/>= $file-&gt;storeAs('photos', $filename);</text:span></text:p>
      <text:p text:style-name="Preformatted_20_Text"/>
      <text:p text:style-name="Preformatted_20_Text"><text:span text:style-name="Source_20_Text"><text:s text:c="4"/>dd($path);</text:span></text:p>
      <text:p text:style-name="P1"><text:span text:style-name="Source_20_Text">});</text:span></text:p>
      <text:p text:style-name="Text_20_body">For the above snippet, we told Laravel to make sure the field with a name of photo is required, a successfully uploaded file, it’s an image, it has one of the defined mime types, and it’s a max of 2048 kilobytes ~~ 2 megabytes.</text:p>
      <text:p text:style-name="Text_20_body">Now, when a malicious user uploads a disguised file, the file will fail validation and if for some weird reason you leave cgi.fix_pathinfo on, this is not a means by which you can get PWNED!!!</text:p>
      <text:p text:style-name="Text_20_body"><text:soft-page-break/>If you head over to <text:a xlink:type="simple" xlink:href="https://laravel.com/docs/master/validation" text:style-name="Internet_20_link" text:visited-style-name="Visited_20_Internet_20_Link">Laravel's validation</text:a> page you’ll see a whole bunch of validation rules.</text:p>
      <text:h text:style-name="Heading_20_2" text:outline-level="2"><text:bookmark text:name="toc-moving-files-to-the-cloud"/><text:a xlink:type="simple" xlink:href="https://scotch.io/tutorials/understanding-and-working-with-files-in-laravel#toc-moving-files-to-the-cloud" text:style-name="Internet_20_link" text:visited-style-name="Visited_20_Internet_20_Link">Moving Files to the Cloud</text:a> </text:h>
      <text:p text:style-name="Text_20_body">Okay, your site is now an adult, it has many visitors and you decide it’s time to move to the cloud. Or maybe from the beginning, you decided your files will live on separate server. The good news is Laravel comes with support for many cloud providers, but, for this tutorial, let's stick with Amazon.</text:p>
      <text:p text:style-name="Text_20_body">Earlier we installed league/flysystem-aws-s3-v3 through composer. Laravel will automatically look for it if you choose to use Amazon S3 or throw an exception.</text:p>
      <text:p text:style-name="Text_20_body">To upload files to the cloud, just use:</text:p>
      <text:p text:style-name="P1"><text:span text:style-name="Source_20_Text">$request-&gt;file('photo')-&gt;store('photos', 's3');</text:span></text:p>
      <text:p text:style-name="Text_20_body">For multiple file uploads:</text:p>
      <text:p text:style-name="Preformatted_20_Text"><text:span text:style-name="Source_20_Text">foreach ($photos as $photo) {</text:span></text:p>
      <text:p text:style-name="Preformatted_20_Text"><text:span text:style-name="Source_20_Text"><text:s text:c="4"/>$extension = $photo-&gt;getClientOriginalExtension();</text:span></text:p>
      <text:p text:style-name="Preformatted_20_Text"><text:span text:style-name="Source_20_Text"><text:s text:c="4"/>$filename <text:s/>= 'profile-photo-' . time() . '.' . $extension;</text:span></text:p>
      <text:p text:style-name="Preformatted_20_Text"><text:span text:style-name="Source_20_Text"><text:s text:c="4"/>$paths[] <text:s text:c="2"/>= $photo-&gt;storeAs('photos', $filename, 's3');</text:span></text:p>
      <text:p text:style-name="P1"><text:span text:style-name="Source_20_Text">}</text:span></text:p>
      <text:p text:style-name="Text_20_body">Users may have already uploaded files before you decide to switch to a cloud provider, you can check the upcoming sections for what to do when files already exist.</text:p>
      <text:p text:style-name="Text_20_body"><text:span text:style-name="Strong_20_Emphasis">Note: you’ll have to configure your Amazon s3 credentials in</text:span> <text:span text:style-name="Strong_20_Emphasis">config/filesystems.php**</text:span>.**</text:p>
      <text:h text:style-name="Heading_20_2" text:outline-level="2"><text:bookmark text:name="toc-sending-files-as-email-attachments"/><text:a xlink:type="simple" xlink:href="https://scotch.io/tutorials/understanding-and-working-with-files-in-laravel#toc-sending-files-as-email-attachments" text:style-name="Internet_20_link" text:visited-style-name="Visited_20_Internet_20_Link">Sending Files as Email Attachments</text:a> </text:h>
      <text:p text:style-name="Text_20_body">Before we do this, let's quickly configure our mail environment. In .env file you will see this section</text:p>
      <text:p text:style-name="Preformatted_20_Text"><text:span text:style-name="Source_20_Text">MAIL_DRIVER=smtp</text:span></text:p>
      <text:p text:style-name="Preformatted_20_Text"><text:span text:style-name="Source_20_Text">MAIL_HOST=smtp.mailtrap.io</text:span></text:p>
      <text:p text:style-name="Preformatted_20_Text"><text:span text:style-name="Source_20_Text">MAIL_PORT=2525</text:span></text:p>
      <text:p text:style-name="Preformatted_20_Text"><text:span text:style-name="Source_20_Text">MAIL_USERNAME=null</text:span></text:p>
      <text:p text:style-name="Preformatted_20_Text"><text:span text:style-name="Source_20_Text">MAIL_PASSWORD=null</text:span></text:p>
      <text:p text:style-name="P1"><text:span text:style-name="Source_20_Text">MAIL_ENCRYPTION=null</text:span></text:p>
      <text:p text:style-name="Text_20_body">We need a username and password which we can get at <text:a xlink:type="simple" xlink:href="https://mailtrap.io/?utm_source=scotch-io&amp;utm_medium=referral&amp;utm_campaign=understanding-working-files-Laravel&amp;utm_content=main" text:style-name="Internet_20_link" text:visited-style-name="Visited_20_Internet_20_Link">Mailtrap.io</text:a>. Mailtrap is really good for testing emails during development as you don’t have to crowd your email with spam. You can also share inboxes with team members or create separate inboxes.</text:p>
      <text:p text:style-name="Text_20_body">First, create an account and login:</text:p>
      <text:list xml:id="list2709615097" text:style-name="L2">
        <text:list-item>
          <text:p text:style-name="P6">Create a new inbox </text:p>
        </text:list-item>
        <text:list-item>
          <text:p text:style-name="P6">Click to open inbox </text:p>
        </text:list-item>
        <text:list-item>
          <text:p text:style-name="P3">Copy username and password under SMTP section </text:p>
        </text:list-item>
      </text:list>
      <text:p text:style-name="Text_20_body">After copying credentials, we can modify .env to:</text:p>
      <text:p text:style-name="Preformatted_20_Text"><text:span text:style-name="Source_20_Text">MAIL_DRIVER=smtp</text:span></text:p>
      <text:p text:style-name="Preformatted_20_Text"><text:span text:style-name="Source_20_Text">MAIL_HOST=smtp.mailtrap.io</text:span></text:p>
      <text:p text:style-name="Preformatted_20_Text"><text:span text:style-name="Source_20_Text">MAIL_PORT=2525</text:span></text:p>
      <text:p text:style-name="Preformatted_20_Text"><text:span text:style-name="Source_20_Text">MAIL_USERNAME=8a1d546090493b</text:span></text:p>
      <text:p text:style-name="Preformatted_20_Text"><text:span text:style-name="Source_20_Text">MAIL_PASSWORD=328dd2af5aefc3</text:span></text:p>
      <text:p text:style-name="P1"><text:span text:style-name="Source_20_Text">MAIL_ENCRYPTION=null</text:span></text:p>
      <text:p text:style-name="Text_20_body"><text:soft-page-break/>Don't bother using mine, I deleted it.</text:p>
      <text:p text:style-name="Text_20_body">Create your mailable</text:p>
      <text:p text:style-name="P1"><text:span text:style-name="Source_20_Text">php artisan make:mail FileDownloaded</text:span></text:p>
      <text:p text:style-name="Text_20_body">Then, edit its build method and change it to:</text:p>
      <text:p text:style-name="Preformatted_20_Text"><text:span text:style-name="Source_20_Text">public function build()</text:span></text:p>
      <text:p text:style-name="Preformatted_20_Text"><text:span text:style-name="Source_20_Text">{</text:span></text:p>
      <text:p text:style-name="Preformatted_20_Text"><text:span text:style-name="Source_20_Text"><text:s text:c="4"/>return $this-&gt;from('files@mailtrap.io')</text:span></text:p>
      <text:p text:style-name="Preformatted_20_Text"><text:span text:style-name="Source_20_Text"><text:s text:c="8"/>-&gt;view('emails.files_downloaded')</text:span></text:p>
      <text:p text:style-name="Preformatted_20_Text"><text:span text:style-name="Source_20_Text"><text:s text:c="8"/>-&gt;attach(storage_path('app/file.txt'), [</text:span></text:p>
      <text:p text:style-name="Preformatted_20_Text"><text:span text:style-name="Source_20_Text"><text:s text:c="12"/>'as' =&gt; 'secret.txt'</text:span></text:p>
      <text:p text:style-name="Preformatted_20_Text"><text:span text:style-name="Source_20_Text"><text:s text:c="8"/>]);</text:span></text:p>
      <text:p text:style-name="P1"><text:span text:style-name="Source_20_Text">}</text:span></text:p>
      <text:p text:style-name="Text_20_body">As you can see from the method above, we pass the absolute file path to the attach() method and pass an optional array where we can change the name of the attachment or even add custom headers. Next we need to create our email view.</text:p>
      <text:p text:style-name="Text_20_body">Create a new view file in resources/views/emails/files_downloaded.blade.php and place the content below.</text:p>
      <text:p text:style-name="Preformatted_20_Text"><text:span text:style-name="Source_20_Text">&lt;h1&gt;Only you can stop forest fires&lt;/h1&gt;</text:span></text:p>
      <text:p text:style-name="P1"><text:span text:style-name="Source_20_Text">&lt;p&gt;Lorem, ipsum dolor sit amet consectetur adipisicing elit. Labore at reiciendis consequatur, ea culpa molestiae ad minima est quibusdam ducimus laboriosam dolorem, quasi sequi! Atque dolore ullam nisi accusantium. Tenetur!&lt;/p&gt;</text:span></text:p>
      <text:p text:style-name="Text_20_body">Now, in routes/web.php we can create a new route and trigger a mail when we visit it.</text:p>
      <text:p text:style-name="P1"><text:span text:style-name="Source_20_Text">use App\Mail\FileDownloaded;</text:span></text:p>
      <text:p text:style-name="Preformatted_20_Text"><text:span text:style-name="Source_20_Text">Route::get('mail', function () {</text:span></text:p>
      <text:p text:style-name="Preformatted_20_Text"><text:span text:style-name="Source_20_Text"><text:s text:c="4"/>$email = 'bruce.wayne@batcave.io';</text:span></text:p>
      <text:p text:style-name="Preformatted_20_Text"/>
      <text:p text:style-name="Preformatted_20_Text"><text:span text:style-name="Source_20_Text"><text:s text:c="4"/>Mail::to($email)-&gt;send(new FileDownloaded);</text:span></text:p>
      <text:p text:style-name="Preformatted_20_Text"/>
      <text:p text:style-name="Preformatted_20_Text"><text:span text:style-name="Source_20_Text"><text:s text:c="4"/>dd('done');</text:span></text:p>
      <text:p text:style-name="P1"><text:span text:style-name="Source_20_Text">});</text:span></text:p>
      <text:p text:style-name="Text_20_body">If you head over to Mailtrap, you should see this.</text:p>
      <text:h text:style-name="Heading_20_2" text:outline-level="2"><text:bookmark text:name="toc-storage-facade-for-when-files-already-exist"/><text:a xlink:type="simple" xlink:href="https://scotch.io/tutorials/understanding-and-working-with-files-in-laravel#toc-storage-facade-for-when-files-already-exist" text:style-name="Internet_20_link" text:visited-style-name="Visited_20_Internet_20_Link">Storage Facade for When Files Already Exist</text:a> </text:h>
      <text:p text:style-name="Text_20_body">In an application, it’s not every time we process files through uploads. Sometimes, we decide to defer cloud file uploads till a certain user action is complete. Other times we have some files on disk before switching to a cloud provider. For times like this, Laravel provides a convenient Storage facade. For those who don’t know, facades in Laravel are class aliases. So instead of doing something like Symfony\File\Whatever\Long\Namespace\UploadedFile, we can do Storage instead.</text:p>
      <text:p text:style-name="Text_20_body">Choosing a disk to upload file. If no disk is specified, Laravel looks in config/filesystems.php and use the default disk.</text:p>
      <text:p text:style-name="P1"><text:span text:style-name="Source_20_Text">Storage::disk('local')-&gt;exists('file.txt');</text:span></text:p>
      <text:p text:style-name="Text_20_body"><text:soft-page-break/>use default cloud provider</text:p>
      <text:p text:style-name="Preformatted_20_Text"><text:span text:style-name="Source_20_Text">// Storage::disk('cloud')-&gt;exists('file.txt'); will not work so do:</text:span></text:p>
      <text:p text:style-name="P1"><text:span text:style-name="Source_20_Text">Storage::cloud()-&gt;exists('file.txt');</text:span></text:p>
      <text:p text:style-name="Text_20_body">Create a new file with contents</text:p>
      <text:p text:style-name="P1"><text:span text:style-name="Source_20_Text">Storage::put('file.txt', 'Contents');</text:span></text:p>
      <text:p text:style-name="Text_20_body">Prepend to file</text:p>
      <text:p text:style-name="P1"><text:span text:style-name="Source_20_Text">Storage::prepend('file.txt', 'Prepended Text');</text:span></text:p>
      <text:p text:style-name="Text_20_body">Append to file</text:p>
      <text:p text:style-name="P1"><text:span text:style-name="Source_20_Text">Storage::append('file.txt', 'Prepended Text');</text:span></text:p>
      <text:p text:style-name="Text_20_body">Get file contents</text:p>
      <text:p text:style-name="P1"><text:span text:style-name="Source_20_Text">Storage::get('file.txt')</text:span></text:p>
      <text:p text:style-name="Text_20_body">Check if file exists</text:p>
      <text:p text:style-name="P1"><text:span text:style-name="Source_20_Text">Storage::exists('file.txt')</text:span></text:p>
      <text:p text:style-name="Text_20_body">Force file download</text:p>
      <text:p text:style-name="P1"><text:span text:style-name="Source_20_Text">Storage::download('file.txt', $name, $headers); // $name and $headers are optional</text:span></text:p>
      <text:p text:style-name="Text_20_body">Generate publicly accessible URL</text:p>
      <text:p text:style-name="P1"><text:span text:style-name="Source_20_Text">Storage::url('file.txt');</text:span></text:p>
      <text:p text:style-name="Text_20_body">Generate a temporary public URL (i.e files that won’t exists after a set time). This will only work for cloud providers as Laravel doesn’t yet know how to handle generation of temporary URLs for local disk.</text:p>
      <text:p text:style-name="P1"><text:span text:style-name="Source_20_Text">Storage::temporaryUrl('file.txt’, now()-&gt;addMinutes(10));</text:span></text:p>
      <text:p text:style-name="Text_20_body">Get file size</text:p>
      <text:p text:style-name="P1"><text:span text:style-name="Source_20_Text">Storage::size('file.txt');</text:span></text:p>
      <text:p text:style-name="Text_20_body">Last modified date</text:p>
      <text:p text:style-name="P1"><text:span text:style-name="Source_20_Text">Storage::lastModified('file.txt')</text:span></text:p>
      <text:p text:style-name="Text_20_body">Copy files</text:p>
      <text:p text:style-name="P1"><text:span text:style-name="Source_20_Text">Storage::copy('file.txt', 'shared/file.txt');</text:span></text:p>
      <text:p text:style-name="Text_20_body">Move files</text:p>
      <text:p text:style-name="P1"><text:span text:style-name="Source_20_Text">Storage::move('file.txt', 'secret/file.txt');</text:span></text:p>
      <text:p text:style-name="Text_20_body">Delete files</text:p>
      <text:p text:style-name="P1"><text:span text:style-name="Source_20_Text">Storage::delete('file.txt');</text:span></text:p>
      <text:p text:style-name="Preformatted_20_Text"><text:soft-page-break/><text:span text:style-name="Source_20_Text">// to delete multiple files</text:span></text:p>
      <text:p text:style-name="P1"><text:span text:style-name="Source_20_Text">Storage::delete(['file1.txt', 'file2.txt']);</text:span></text:p>
      <text:h text:style-name="Heading_20_2" text:outline-level="2"><text:bookmark text:name="toc-manipulating-files"/><text:a xlink:type="simple" xlink:href="https://scotch.io/tutorials/understanding-and-working-with-files-in-laravel#toc-manipulating-files" text:style-name="Internet_20_link" text:visited-style-name="Visited_20_Internet_20_Link">Manipulating files</text:a> </text:h>
      <text:p text:style-name="Text_20_body">Resizing images, adding filters etc. This is where Laravel needs external help. Adding this feature natively to Laravel will only bloat the application since not installs need it. We need a package called <text:a xlink:type="simple" xlink:href="http://image.intervention.io/getting_started/installation#laravel" text:style-name="Internet_20_link" text:visited-style-name="Visited_20_Internet_20_Link">intervention/image</text:a>. We already installed this package, but for reference.</text:p>
      <text:p text:style-name="P1"><text:span text:style-name="Source_20_Text">composer require intervention/image</text:span></text:p>
      <text:p text:style-name="Text_20_body">Since Laravel can automatically detect packages, we don't need to register anything. If you are using a version of Laravel lesser than 5.5 <text:a xlink:type="simple" xlink:href="http://image.intervention.io/getting_started/installation#laravel" text:style-name="Internet_20_link" text:visited-style-name="Visited_20_Internet_20_Link">read this</text:a>.</text:p>
      <text:p text:style-name="Text_20_body">To resize an image</text:p>
      <text:p text:style-name="P1"><text:span text:style-name="Source_20_Text">$image = Image::make(storage_path('app/public/profile.jpg'))-&gt;resize(300, 200);</text:span></text:p>
      <text:p text:style-name="Text_20_body">Even Laravel's packages are fluent.</text:p>
      <text:p text:style-name="Text_20_body">You can head over to <text:a xlink:type="simple" xlink:href="http://image.intervention.io/getting_started/introduction" text:style-name="Internet_20_link" text:visited-style-name="Visited_20_Internet_20_Link">their website</text:a> and see all the fancy effects and filters you can add to your image.</text:p>
      <text:h text:style-name="Heading_20_2" text:outline-level="2"><text:bookmark text:name="toc-don-t-forget-directories"/><text:a xlink:type="simple" xlink:href="https://scotch.io/tutorials/understanding-and-working-with-files-in-laravel#toc-don-t-forget-directories" text:style-name="Internet_20_link" text:visited-style-name="Visited_20_Internet_20_Link">Don’t forget directories</text:a> </text:h>
      <text:p text:style-name="Text_20_body">Laravel also provides handy helpers to work with directories. They are all based on <text:a xlink:type="simple" xlink:href="https://php.net/manual/en/spl.iterators.php" text:style-name="Internet_20_link" text:visited-style-name="Visited_20_Internet_20_Link">PHP iterators</text:a> so they'll provide the utmost performance.</text:p>
      <text:p text:style-name="Text_20_body">To get all files:</text:p>
      <text:p text:style-name="P1"><text:span text:style-name="Source_20_Text">Storage::files</text:span></text:p>
      <text:p text:style-name="Text_20_body">To get all files in a directory including files in sub-folders</text:p>
      <text:p text:style-name="P1"><text:span text:style-name="Source_20_Text">Storage::allFiles($directory_name);</text:span></text:p>
      <text:p text:style-name="Text_20_body">To get all directories within a directory</text:p>
      <text:p text:style-name="P1"><text:span text:style-name="Source_20_Text">Storage::directories($directory_name);</text:span></text:p>
      <text:p text:style-name="Text_20_body">To get all directories within a directory including files in sub-directories</text:p>
      <text:p text:style-name="P1"><text:span text:style-name="Source_20_Text">Storage::allDirectories($directory_name);</text:span></text:p>
      <text:p text:style-name="Text_20_body">Make a directory</text:p>
      <text:p text:style-name="P1"><text:span text:style-name="Source_20_Text">Storage::makeDirectory($directory_name);</text:span></text:p>
      <text:p text:style-name="Text_20_body">Delete a directory</text:p>
      <text:p text:style-name="P1"><text:span text:style-name="Source_20_Text">Storage::deleteDirectory($directory_name);</text:span></text:p>
      <text:h text:style-name="Heading_20_2" text:outline-level="2"><text:bookmark text:name="toc-conclusion"/><text:soft-page-break/><text:a xlink:type="simple" xlink:href="https://scotch.io/tutorials/understanding-and-working-with-files-in-laravel#toc-conclusion" text:style-name="Internet_20_link" text:visited-style-name="Visited_20_Internet_20_Link">Conclusion</text:a> </text:h>
      <text:p text:style-name="Text_20_body">If we left anything out, please let us know down in the comments. Also, checkout <text:a xlink:type="simple" xlink:href="https://mailtrap.io/?utm_source=scotch-io&amp;utm_medium=referral&amp;utm_campaign=understanding-working-files-Laravel&amp;utm_content=main" text:style-name="Internet_20_link" text:visited-style-name="Visited_20_Internet_20_Link">Mailtrap</text:a>, they are really good and they will help you sail through the development phase with regards to debugging emails.</text:p>
      <text:p text:style-name="Text_20_body">Like this article? <text:a xlink:type="simple" xlink:href="https://twitter.com/KayandraJT" text:style-name="Internet_20_link" text:visited-style-name="Visited_20_Internet_20_Link">Follow @KayandraJT on Twitter </text:a></text:p>
      <text:p text:style-name="Standard"><text:a xlink:type="simple" xlink:href="https://scotch.io/tutorials/understanding-and-working-with-files-in-laravel" text:style-name="Internet_20_link" text:visited-style-name="Visited_20_Internet_20_Link">https://scotch.io/tutorials/understanding-and-working-with-files-in-larave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11:41:18.954194205</meta:creation-date>
    <dc:date>2021-05-01T11:41:42.132658095</dc:date>
    <meta:editing-duration>PT28S</meta:editing-duration>
    <meta:editing-cycles>1</meta:editing-cycles>
    <meta:document-statistic meta:table-count="0" meta:image-count="0" meta:object-count="0" meta:page-count="9" meta:paragraph-count="234" meta:word-count="2192" meta:character-count="15390" meta:non-whitespace-character-count="13124"/>
    <meta:generator>LibreOffice/6.4.7.2$Linux_X86_64 LibreOffice_project/40$Build-2</meta:generator>
  </office:meta>
</office:document-meta>
</file>